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8cm" fo:min-width="4.53cm"/>
    </style:style>
    <style:style style:name="gr2" style:family="graphic" style:parent-style-name="standard">
      <style:graphic-properties draw:textarea-horizontal-align="justify" draw:textarea-vertical-align="middle" draw:auto-grow-height="false" fo:min-height="1.929cm" fo:min-width="8.41cm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929cm" fo:min-width="8.41cm"/>
    </style:style>
    <style:style style:name="gr4" style:family="graphic" style:parent-style-name="standard">
      <style:graphic-properties draw:stroke="none" svg:stroke-color="#000000" draw:fill="none" draw:fill-color="#ffffff" fo:min-height="11.815cm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7.112cm" svg:x="7.73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144cm" svg:height="2.413cm" svg:x="6.715cm" svg:y="17.002cm">
          <text:p text:style-name="P1">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144cm" svg:height="2.413cm" svg:x="6.715cm" svg:y="20.304cm">
          <text:p text:style-name="P1">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144cm" svg:height="2.413cm" svg:x="6.715cm" svg:y="13.827cm">
          <text:p text:style-name="P1">HI, USER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7.112cm" svg:height="7.112cm" svg:x="7.3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144cm" svg:height="2.413cm" svg:x="1.762cm" svg:y="17.002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144cm" svg:height="2.413cm" svg:x="11.287cm" svg:y="17.002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" draw:text-style-name="P1" draw:layer="layout" svg:width="9.144cm" svg:height="2.413cm" svg:x="6.461cm" svg:y="2.524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5.875cm" svg:height="12.065cm" svg:x="3.794cm" svg:y="6.969cm">
          <draw:text-box>
            <text:p>NAMA :</text:p>
            <text:p>ID TELEGREAM</text:p>
            <text:p>ID LINE</text:p>
            <text:p>PASSWORD</text:p>
            <text:p>EMMAIL</text:p>
            <text:p>: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5:26:11.932855487</meta:creation-date>
    <dc:date>2019-12-18T15:30:57.460043446</dc:date>
    <meta:editing-duration>PT4M48S</meta:editing-duration>
    <meta:editing-cycles>1</meta:editing-cycles>
    <meta:document-statistic meta:object-count="9"/>
    <meta:generator>LibreOffice/6.2.7.1$Linux_X86_64 LibreOffice_project/20$Build-1</meta:generator>
  </office:meta>
</office:document-meta>
</file>